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EventQueueFactory.createCacheEventQueue( ICacheListener listener , long listenerId , String cacheName , String threadPoolName , String pool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ventQueueFactory.createCacheEventQueue( ICacheListener listener , long listenerId , String cacheName , int maxFailure , int waitBeforeRetry , String threadPoolName , String pool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